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Программа 05-1.с, иллюстрирующая использование </text:p>
      <text:p text:style-name="Standard">системных вызовов open(), write(), close() для записи информации в файл*/</text:p>
      <text:p text:style-name="Standard">#include &lt;sys/types.h&gt;</text:p>
      <text:p text:style-name="Standard">#include &lt;fcntl.h&gt;</text:p>
      <text:p text:style-name="Standard">#include &lt;stdio.h&gt;</text:p>
      <text:p text:style-name="Standard">#include &lt;stdlib.h&gt;</text:p>
      <text:p text:style-name="Standard"/>
      <text:p text:style-name="Standard">int main() {</text:p>
      <text:p text:style-name="Standard">int fd;</text:p>
      <text:p text:style-name="Standard">ssize_t size;</text:p>
      <text:p text:style-name="Standard">char string[] = "Hello, world!";</text:p>
      <text:p text:style-name="Standard">/* Обнуляем маску создания файлов текущего процесса</text:p>
      <text:p text:style-name="Standard">для того, чтобы права доступа у создаваемого файла </text:p>
      <text:p text:style-name="Standard">точно соответствовали параметру вызова open() */</text:p>
      <text:p text:style-name="Standard">umask(0);</text:p>
      <text:p text:style-name="Standard">/* Пытаемся открыть файл с именем myfile в текущей </text:p>
      <text:p text:style-name="Standard">директории только для операций вывода. Если файла</text:p>
      <text:p text:style-name="Standard">не существует, попробуем его создать с првами доступа</text:p>
      <text:p text:style-name="Standard">0666, т.е. read-write для всех категорий пользователей */</text:p>
      <text:p text:style-name="Standard">if ( (fd = open("myfile" , O_WRONLY | O_CREAT , 0666)) &lt; 0 ) {</text:p>
      <text:p text:style-name="Standard">/* Если файл открыть не удалось, печатаем об этом </text:p>
      <text:p text:style-name="Standard">сообщение и прекращаем работу */</text:p>
      <text:p text:style-name="Standard">printf("Can`t open file\n");</text:p>
      <text:p text:style-name="Standard">exit(-1);</text:p>
      <text:p text:style-name="Standard">}</text:p>
      <text:p text:style-name="Standard">/* Пробуем записать в файл 14 байт из нашег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a </meta:initial-creator>
    <meta:creation-date>2015-09-24T15:26:34</meta:creation-date>
    <dc:date>2015-09-24T15:27:06</dc:date>
    <dc:creator>Yana </dc:creator>
    <meta:editing-duration>P0D</meta:editing-duration>
    <meta:editing-cycles>1</meta:editing-cycles>
    <meta:document-statistic meta:table-count="0" meta:image-count="0" meta:object-count="0" meta:page-count="1" meta:paragraph-count="25" meta:word-count="132" meta:character-count="859" meta:non-whitespace-character-count="748"/>
    <meta:generator>LibreOffice/3.5$Linux_X86_64 LibreOffice_project/350m1$Build-2</meta:generator>
  </office:meta>
</office:document-meta>
</file>